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style:style>
    <style:style style:name="P2" style:family="paragraph" style:parent-style-name="Standard">
      <style:paragraph-properties fo:line-height="200%" fo:text-align="center"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fo:font-weight="bold" style:font-weight-asian="bold" style:font-weight-complex="bold"/>
    </style:style>
    <style:style style:name="P4" style:family="paragraph" style:parent-style-name="Title">
      <style:paragraph-properties fo:line-height="200%"/>
      <style:text-properties style:font-name="Times New Roman" fo:font-size="20pt" style:font-size-asian="20pt" style:font-size-complex="20pt"/>
    </style:style>
    <style:style style:name="P5" style:family="paragraph" style:parent-style-name="Text_20_body">
      <style:paragraph-properties fo:line-height="200%" fo:text-align="center" style:justify-single-word="false"/>
      <style:text-properties fo:font-weight="bold" style:font-weight-asian="bold" style:font-weight-complex="bold"/>
    </style:style>
    <style:style style:name="P6" style:family="paragraph" style:parent-style-name="Text_20_body">
      <style:paragraph-properties fo:line-height="200%" fo:text-align="end" style:justify-single-word="false"/>
    </style:style>
    <style:style style:name="P7" style:family="paragraph" style:parent-style-name="Contents_20_Heading">
      <style:paragraph-properties fo:line-height="200%" fo:break-before="page"/>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style>
    <style:style style:name="P11" style:family="paragraph" style:parent-style-name="Heading_20_1">
      <style:paragraph-properties fo:line-height="200%" fo:break-before="page"/>
      <style:text-properties fo:font-size="12pt" style:font-size-asian="12pt" style:font-size-complex="12pt"/>
    </style:style>
    <style:style style:name="P12" style:family="paragraph" style:parent-style-name="Text_20_body">
      <style:paragraph-properties fo:line-height="200%"/>
      <style:text-properties officeooo:paragraph-rsid="001e34e3"/>
    </style:style>
    <style:style style:name="P13" style:family="paragraph" style:parent-style-name="Text_20_body">
      <style:paragraph-properties fo:line-height="200%"/>
      <style:text-properties officeooo:paragraph-rsid="0026d9a5"/>
    </style:style>
    <style:style style:name="P14" style:family="paragraph" style:parent-style-name="Text_20_body">
      <style:paragraph-properties fo:line-height="200%"/>
      <style:text-properties officeooo:paragraph-rsid="00251d42"/>
    </style:style>
    <style:style style:name="P15" style:family="paragraph" style:parent-style-name="Heading_20_1">
      <style:paragraph-properties fo:line-height="200%" fo:text-align="justify" style:justify-single-word="false" fo:break-before="page"/>
    </style:style>
    <style:style style:name="P16" style:family="paragraph" style:parent-style-name="Heading_20_2">
      <style:paragraph-properties fo:line-height="200%"/>
    </style:style>
    <style:style style:name="P17"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18" style:family="paragraph" style:parent-style-name="Text_20_body">
      <style:paragraph-properties fo:line-height="200%" fo:text-align="justify" style:justify-single-word="false"/>
      <style:text-properties officeooo:paragraph-rsid="001fb64b"/>
    </style:style>
    <style:style style:name="P19" style:family="paragraph" style:parent-style-name="Text_20_body">
      <style:paragraph-properties fo:line-height="200%" fo:text-align="justify" style:justify-single-word="false"/>
    </style:style>
    <style:style style:name="P20" style:family="paragraph" style:parent-style-name="Text_20_body">
      <style:paragraph-properties fo:line-height="200%" fo:text-align="justify" style:justify-single-word="false"/>
      <style:text-properties style:font-name="Times New Roman" fo:font-size="12pt" style:font-size-asian="12pt" style:font-size-complex="12pt"/>
    </style:style>
    <style:style style:name="P21" style:family="paragraph" style:parent-style-name="Heading_20_2">
      <style:paragraph-properties fo:line-height="200%"/>
      <style:text-properties style:font-name="Times New Roman" fo:font-size="12pt" style:font-size-asian="12pt" style:font-size-complex="12pt"/>
    </style:style>
    <style:style style:name="P22" style:family="paragraph" style:parent-style-name="Heading_20_2">
      <style:paragraph-properties fo:line-height="200%"/>
      <style:text-properties officeooo:rsid="0030982b" officeooo:paragraph-rsid="0030982b"/>
    </style:style>
    <style:style style:name="P23" style:family="paragraph" style:parent-style-name="Text_20_body">
      <style:paragraph-properties fo:line-height="200%"/>
      <style:text-properties fo:font-style="italic" officeooo:rsid="00319c39" officeooo:paragraph-rsid="0032da79" style:font-style-asian="italic" style:font-style-complex="italic"/>
    </style:style>
    <style:style style:name="P24" style:family="paragraph" style:parent-style-name="Heading_20_1">
      <style:paragraph-properties fo:line-height="200%" fo:text-align="justify" style:justify-single-word="false" fo:break-before="page"/>
      <style:text-properties fo:font-size="12pt" officeooo:paragraph-rsid="002eeb4e" style:font-size-asian="12pt" style:font-size-complex="12pt"/>
    </style:style>
    <style:style style:name="P25" style:family="paragraph" style:parent-style-name="Heading_20_2">
      <style:paragraph-properties fo:line-height="200%" fo:text-align="justify" style:justify-single-word="false"/>
      <style:text-properties officeooo:paragraph-rsid="002eeb4e"/>
    </style:style>
    <style:style style:name="P26" style:family="paragraph" style:parent-style-name="Text_20_body">
      <style:paragraph-properties fo:line-height="200%" fo:text-align="justify" style:justify-single-word="false"/>
      <style:text-properties officeooo:paragraph-rsid="002eeb4e"/>
    </style:style>
    <style:style style:name="P27" style:family="paragraph" style:parent-style-name="Text_20_body">
      <style:paragraph-properties fo:line-height="200%" fo:text-align="justify" style:justify-single-word="false"/>
      <style:text-properties fo:font-weight="bold" officeooo:paragraph-rsid="002eeb4e" style:font-weight-asian="bold" style:font-weight-complex="bold"/>
    </style:style>
    <style:style style:name="P28" style:family="paragraph" style:parent-style-name="Heading_20_1" style:list-style-name="">
      <style:paragraph-properties fo:line-height="200%" fo:hyphenation-ladder-count="no-limit" fo:hyphenation-keep="auto" loext:hyphenation-keep-type="column"/>
      <style:text-properties officeooo:rsid="002daa00" officeooo:paragraph-rsid="002daa00" fo:hyphenate="false" loext:hyphenation-no-caps="false" loext:hyphenation-no-last-word="false" loext:hyphenation-word-char-count="no-limit" loext:hyphenation-zone="no-limit"/>
    </style:style>
    <style:style style:name="P29" style:family="paragraph" style:parent-style-name="Heading_20_1">
      <style:paragraph-properties fo:line-height="200%" fo:break-before="page"/>
      <style:text-properties officeooo:rsid="002daa00" officeooo:paragraph-rsid="002daa00"/>
    </style:style>
    <style:style style:name="P30" style:family="paragraph" style:parent-style-name="Text_20_body">
      <style:paragraph-properties fo:line-height="200%"/>
      <style:text-properties officeooo:paragraph-rsid="002daa00"/>
    </style:style>
    <style:style style:name="P31" style:family="paragraph" style:parent-style-name="Text_20_body">
      <style:paragraph-properties fo:line-height="200%"/>
      <style:text-properties officeooo:rsid="002daa00"/>
    </style:style>
    <style:style style:name="P32" style:family="paragraph" style:parent-style-name="Heading_20_2">
      <style:paragraph-properties fo:line-height="200%"/>
      <style:text-properties officeooo:rsid="002ebee1" officeooo:paragraph-rsid="002ebee1"/>
    </style:style>
    <style:style style:name="P33" style:family="paragraph" style:parent-style-name="Text_20_body">
      <style:paragraph-properties fo:line-height="200%"/>
      <style:text-properties officeooo:rsid="002ebee1" officeooo:paragraph-rsid="002ebee1"/>
    </style:style>
    <style:style style:name="P34" style:family="paragraph" style:parent-style-name="Heading_20_2">
      <style:paragraph-properties fo:line-height="200%"/>
      <style:text-properties officeooo:paragraph-rsid="002ebee1"/>
    </style:style>
    <style:style style:name="P35" style:family="paragraph" style:parent-style-name="Heading_20_1">
      <style:paragraph-properties fo:line-height="200%" fo:break-before="page"/>
      <style:text-properties officeooo:rsid="002ed839" officeooo:paragraph-rsid="002ed839"/>
    </style:style>
    <style:style style:name="P36" style:family="paragraph" style:parent-style-name="Text_20_body">
      <style:paragraph-properties fo:line-height="200%"/>
      <style:text-properties officeooo:paragraph-rsid="002ed839"/>
    </style:style>
    <style:style style:name="P37" style:family="paragraph" style:parent-style-name="Text_20_body">
      <style:paragraph-properties fo:line-height="200%"/>
      <style:text-properties officeooo:rsid="002ed839" officeooo:paragraph-rsid="002ed839"/>
    </style:style>
    <style:style style:name="P38" style:family="paragraph" style:parent-style-name="Heading_20_2">
      <style:paragraph-properties fo:line-height="200%"/>
      <style:text-properties officeooo:rsid="002ed839" officeooo:paragraph-rsid="002ed839"/>
    </style:style>
    <style:style style:name="P39" style:family="paragraph" style:parent-style-name="Text_20_body">
      <style:paragraph-properties fo:line-height="200%"/>
      <style:text-properties fo:color="#000000" loext:opacity="100%"/>
    </style:style>
    <style:style style:name="P40" style:family="paragraph" style:parent-style-name="Text_20_body">
      <style:paragraph-properties fo:line-height="200%" fo:text-align="justify" style:justify-single-word="false"/>
      <style:text-properties officeooo:paragraph-rsid="0022bd06"/>
    </style:style>
    <style:style style:name="P41" style:family="paragraph" style:parent-style-name="Text_20_body">
      <style:paragraph-properties fo:line-height="200%" fo:text-align="justify" style:justify-single-word="false"/>
      <style:text-properties officeooo:paragraph-rsid="00251d42"/>
    </style:style>
    <style:style style:name="P42" style:family="paragraph" style:parent-style-name="Text_20_body">
      <style:paragraph-properties fo:line-height="200%" fo:text-align="justify" style:justify-single-word="false"/>
      <style:text-properties officeooo:paragraph-rsid="0032da79"/>
    </style:style>
    <style:style style:name="T1" style:family="text">
      <style:text-properties officeooo:rsid="00319c39"/>
    </style:style>
    <style:style style:name="T2" style:family="text">
      <style:text-properties fo:font-style="italic" style:font-style-asian="italic" style:font-style-complex="italic"/>
    </style:style>
    <style:style style:name="T3" style:family="text">
      <style:text-properties fo:font-style="italic" officeooo:rsid="001e34e3" style:font-style-asian="italic" style:font-style-complex="italic"/>
    </style:style>
    <style:style style:name="T4" style:family="text">
      <style:text-properties fo:font-style="normal" officeooo:rsid="001e34e3" style:font-style-asian="normal" style:font-style-complex="normal"/>
    </style:style>
    <style:style style:name="T5" style:family="text">
      <style:text-properties fo:language="et" fo:country="EE" fo:font-style="normal" style:font-style-asian="normal" style:font-style-complex="normal"/>
    </style:style>
    <style:style style:name="T6" style:family="text">
      <style:text-properties style:font-name="Times New Roman" fo:font-size="12pt" fo:language="et" fo:country="EE" fo:font-style="italic" fo:font-weight="normal" officeooo:rsid="00251d42" style:font-size-asian="12pt" style:font-style-asian="italic" style:font-weight-asian="normal" style:font-size-complex="12pt" style:font-style-complex="italic" style:font-weight-complex="normal"/>
    </style:style>
    <style:style style:name="T7" style:family="text">
      <style:text-properties style:font-name="Times New Roman" fo:font-size="12pt" fo:language="et" fo:country="EE" fo:font-style="italic" fo:font-weight="normal" officeooo:rsid="0021e5db" style:font-size-asian="12pt" style:font-style-asian="italic" style:font-weight-asian="normal" style:font-size-complex="12pt" style:font-style-complex="italic" style:font-weight-complex="normal"/>
    </style:style>
    <style:style style:name="T8" style:family="text">
      <style:text-properties style:font-name="Times New Roman" fo:font-size="12pt" fo:language="et" fo:country="EE" fo:font-style="normal" fo:font-weight="normal" officeooo:rsid="0021e5db"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t" fo:country="EE" fo:font-style="normal" fo:font-weight="normal" officeooo:rsid="0026d9a5"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t" fo:country="EE" fo:font-style="italic" fo:font-weight="normal" officeooo:rsid="002446a3" style:font-size-asian="12pt" style:font-style-asian="italic" style:font-weight-asian="normal" style:font-size-complex="12pt" style:font-style-complex="italic" style:font-weight-complex="normal"/>
    </style:style>
    <style:style style:name="T11" style:family="text">
      <style:text-properties style:font-name="Times New Roman" fo:font-size="12pt" fo:language="et" fo:country="EE" fo:font-style="normal" fo:font-weight="normal" officeooo:rsid="002446a3" style:font-size-asian="12pt" style:font-style-asian="normal" style:font-weight-asian="normal" style:font-size-complex="12pt" style:font-style-complex="normal" style:font-weight-complex="normal"/>
    </style:style>
    <style:style style:name="T12" style:family="text">
      <style:text-properties style:font-name="Times New Roman" fo:font-size="12pt" officeooo:rsid="002eeb4e" style:font-size-asian="12pt" style:font-size-complex="12pt"/>
    </style:style>
    <style:style style:name="T13" style:family="text">
      <style:text-properties style:font-name="Times New Roman" fo:font-size="12pt" style:font-size-asian="12pt" style:font-size-complex="12pt"/>
    </style:style>
    <style:style style:name="T14" style:family="text">
      <style:text-properties officeooo:rsid="002eeb4e"/>
    </style:style>
    <style:style style:name="T15" style:family="text">
      <style:text-properties officeooo:rsid="0020d818"/>
    </style:style>
    <style:style style:name="T16" style:family="text">
      <style:text-properties fo:font-style="italic" officeooo:rsid="0020d818" style:font-style-asian="italic" style:font-style-complex="italic"/>
    </style:style>
    <style:style style:name="T1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Times New Roman" fo:font-size="12pt" fo:font-weight="normal" officeooo:rsid="0020d818" style:font-size-asian="12pt" style:font-weight-asian="normal" style:font-size-complex="12pt" style:font-weight-complex="normal"/>
    </style:style>
    <style:style style:name="T19" style:family="text">
      <style:text-properties style:font-name="Times New Roman" fo:font-size="12pt" fo:font-weight="normal" officeooo:rsid="00222c54" style:font-size-asian="12pt" style:font-weight-asian="normal" style:font-size-complex="12pt" style:font-weight-complex="normal"/>
    </style:style>
    <style:style style:name="T20" style:family="text">
      <style:text-properties style:font-name="Times New Roman" fo:font-size="12pt" fo:language="et" fo:country="EE" fo:font-style="normal" fo:font-weight="normal" officeooo:rsid="00222c54" style:font-size-asian="12pt" style:font-style-asian="normal" style:font-weight-asian="normal" style:font-size-complex="12pt" style:font-style-complex="normal" style:font-weight-complex="normal"/>
    </style:style>
    <style:style style:name="T21" style:family="text">
      <style:text-properties style:font-name="Times New Roman" fo:font-size="12pt" fo:language="et" fo:country="EE" fo:font-style="normal" fo:font-weight="normal" officeooo:rsid="0022bd06" style:font-size-asian="12pt" style:font-style-asian="normal" style:font-weight-asian="normal" style:font-size-complex="12pt" style:font-style-complex="normal" style:font-weight-complex="normal"/>
    </style:style>
    <style:style style:name="T22" style:family="text">
      <style:text-properties style:font-name="Times New Roman" fo:font-size="12pt" fo:font-weight="normal" officeooo:rsid="0021e5db" style:font-size-asian="12pt" style:font-weight-asian="normal" style:font-size-complex="12pt" style:font-weight-complex="normal"/>
    </style:style>
    <style:style style:name="T23" style:family="text">
      <style:text-properties style:font-name="Times New Roman" fo:font-size="12pt" fo:font-style="italic" fo:font-weight="normal" officeooo:rsid="0021e5db" style:font-size-asian="12pt" style:font-style-asian="italic" style:font-weight-asian="normal" style:font-size-complex="12pt" style:font-style-complex="italic" style:font-weight-complex="normal"/>
    </style:style>
    <style:style style:name="T24" style:family="text">
      <style:text-properties style:font-name="Times New Roman" fo:font-size="12pt" fo:font-style="normal" fo:font-weight="normal" officeooo:rsid="0021e5db" style:font-size-asian="12pt" style:font-style-asian="normal" style:font-weight-asian="normal" style:font-size-complex="12pt" style:font-style-complex="normal" style:font-weight-complex="normal"/>
    </style:style>
    <style:style style:name="T25" style:family="text">
      <style:text-properties style:font-name="Times New Roman" fo:font-size="12pt" fo:font-style="normal" fo:font-weight="normal" officeooo:rsid="00222c54" style:font-size-asian="12pt" style:font-style-asian="normal" style:font-weight-asian="normal" style:font-size-complex="12pt" style:font-style-complex="normal" style:font-weight-complex="normal"/>
    </style:style>
    <style:style style:name="T26" style:family="text">
      <style:text-properties style:font-name="Times New Roman" fo:font-size="12pt" fo:font-style="normal" fo:font-weight="normal" officeooo:rsid="002446a3" style:font-size-asian="12pt" style:font-style-asian="normal" style:font-weight-asian="normal" style:font-size-complex="12pt" style:font-style-complex="normal" style:font-weight-complex="normal"/>
    </style:style>
    <style:style style:name="T27" style:family="text">
      <style:text-properties style:font-name="Times New Roman" fo:font-size="12pt" fo:font-style="normal" fo:font-weight="normal" officeooo:rsid="00251d42" style:font-size-asian="12pt" style:font-style-asian="normal" style:font-weight-asian="normal" style:font-size-complex="12pt" style:font-style-complex="normal" style:font-weight-complex="normal"/>
    </style:style>
    <style:style style:name="T28" style:family="text">
      <style:text-properties style:font-name="Times New Roman" fo:font-size="12pt" fo:font-style="italic" fo:font-weight="normal" officeooo:rsid="002446a3" style:font-size-asian="12pt" style:font-style-asian="italic" style:font-weight-asian="normal" style:font-size-complex="12pt" style:font-style-complex="italic" style:font-weight-complex="normal"/>
    </style:style>
    <style:style style:name="T29" style:family="text">
      <style:text-properties officeooo:rsid="001fb64b"/>
    </style:style>
    <style:style style:name="T30" style:family="text">
      <style:text-properties fo:color="#000000" loext:opacity="100%" style:font-name="Times New Roman" fo:font-size="12pt" officeooo:rsid="0020678d" style:font-size-asian="12pt" style:font-size-complex="12pt"/>
    </style:style>
    <style:style style:name="T31" style:family="text">
      <style:text-properties fo:color="#000000" loext:opacity="100%" style:font-name="Times New Roman" fo:font-size="12pt" style:font-size-asian="12pt" style:font-size-complex="12pt"/>
    </style:style>
    <style:style style:name="T32" style:family="text">
      <style:text-properties fo:color="#000000" loext:opacity="100%" style:font-name="Times New Roman" fo:font-size="12pt" fo:font-style="italic" style:font-size-asian="12pt" style:font-style-asian="italic" style:font-size-complex="12pt"/>
    </style:style>
    <style:style style:name="T33" style:family="text">
      <style:text-properties fo:font-style="normal" style:font-style-asian="normal" style:font-style-complex="normal"/>
    </style:style>
    <style:style style:name="T34" style:family="text">
      <style:text-properties fo:font-style="normal" officeooo:rsid="0032da79" style:font-style-asian="normal" style:font-style-complex="normal"/>
    </style:style>
    <style:style style:name="T35" style:family="text">
      <style:text-properties officeooo:rsid="0032da79"/>
    </style:style>
    <style:style style:name="T36" style:family="text">
      <style:text-properties fo:font-style="normal" officeooo:rsid="0034b89a" style:font-style-asian="normal" style:font-style-complex="normal"/>
    </style:style>
    <style:style style:name="T37" style:family="text">
      <style:text-properties style:font-name="Times New Roman" fo:font-size="12pt" fo:font-style="italic" style:font-size-asian="12pt" style:font-style-asian="italic" style:font-size-complex="12pt" style:font-style-complex="italic"/>
    </style:style>
    <style:style style:name="T38" style:family="text">
      <style:text-properties style:font-name="Times New Roman" fo:font-size="12pt" fo:language="en" fo:country="US" style:font-size-asian="12pt" style:font-size-complex="12pt"/>
    </style:style>
    <style:style style:name="T39" style:family="text">
      <style:text-properties fo:font-size="12pt" officeooo:rsid="002eeb4e" style:font-size-asian="12pt" style:font-size-complex="12pt"/>
    </style:style>
    <style:style style:name="T40" style:family="text">
      <style:text-properties fo:font-size="12pt" style:font-size-asian="12pt" style:font-size-complex="12pt"/>
    </style:style>
    <style:style style:name="T41" style:family="text">
      <style:text-properties fo:font-size="12pt" officeooo:rsid="001e34e3" style:font-size-asian="12pt" style:font-size-complex="12pt"/>
    </style:style>
    <style:style style:name="T42" style:family="text">
      <style:text-properties officeooo:rsid="001e34e3"/>
    </style:style>
    <style:style style:name="T43" style:family="text">
      <style:text-properties style:font-name="Liberation Serif" style:font-name-asian="NSimSun" style:font-name-complex="Mangal"/>
    </style:style>
    <style:style style:name="T44" style:family="text">
      <style:text-properties fo:language="et" fo:country="EE" officeooo:rsid="001e34e3"/>
    </style:style>
    <style:style style:name="T45" style:family="text">
      <style:text-properties officeooo:rsid="0020678d"/>
    </style:style>
    <style:style style:name="T46" style:family="text">
      <style:text-properties officeooo:rsid="002daa00"/>
    </style:style>
    <style:style style:name="T47" style:family="text">
      <style:text-properties officeooo:rsid="002ebee1"/>
    </style:style>
    <style:style style:name="T48" style:family="text">
      <style:text-properties officeooo:rsid="002ed839"/>
    </style:style>
    <style:style style:name="T49" style:family="text">
      <style:text-properties fo:language="en" fo:country="US"/>
    </style:style>
    <style:style style:name="T50" style:family="text">
      <style:text-properties fo:language="et" fo:country="EE" officeooo:rsid="00222c54"/>
    </style:style>
    <style:style style:name="T51" style:family="text">
      <style:text-properties fo:language="et" fo:country="EE" fo:font-style="normal" officeooo:rsid="00251d42" style:font-style-asian="normal" style:font-style-complex="normal"/>
    </style:style>
    <style:style style:name="T52" style:family="text">
      <style:text-properties fo:language="et" fo:country="EE" fo:font-style="normal" officeooo:rsid="0032da79"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text:span text:style-name="T1">PhD</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Sisukord</text:p>
          </text:index-title>
          <text:p text:style-name="P8"><text:a xlink:type="simple" xlink:href="#__RefHeading___Toc7_4257153102" text:style-name="Index_20_Link" text:visited-style-name="Index_20_Link">1. Sissejuhatus<text:tab/>4</text:a></text:p>
          <text:p text:style-name="P8"><text:a xlink:type="simple" xlink:href="#__RefHeading___Toc9_4257153102" text:style-name="Index_20_Link" text:visited-style-name="Index_20_Link">2. Mõisted, terminid ja lühendid<text:tab/>5</text:a></text:p>
          <text:p text:style-name="P8"><text:a xlink:type="simple" xlink:href="#__RefHeading___Toc57_4257153102" text:style-name="Index_20_Link" text:visited-style-name="Index_20_Link">3. Kirjanduse ülevaade<text:tab/>6</text:a></text:p>
          <text:p text:style-name="P9"><text:a xlink:type="simple" xlink:href="#__RefHeading___Toc1215_3845884580" text:style-name="Index_20_Link" text:visited-style-name="Index_20_Link">3.1 Pildituvastus mudelite ülevaade<text:tab/>6</text:a></text:p>
          <text:p text:style-name="P9"><text:a xlink:type="simple" xlink:href="#__RefHeading___Toc59_4257153102" text:style-name="Index_20_Link" text:visited-style-name="Index_20_Link">3.2 YOLO võrreldes teiste mudelitega<text:tab/>6</text:a></text:p>
          <text:p text:style-name="P9"><text:a xlink:type="simple" xlink:href="#__RefHeading___Toc381_205435103" text:style-name="Index_20_Link" text:visited-style-name="Index_20_Link">3.3 Pool juhendatud õpe<text:tab/>7</text:a></text:p>
          <text:p text:style-name="P9"><text:a xlink:type="simple" xlink:href="#__RefHeading___Toc383_205435103" text:style-name="Index_20_Link" text:visited-style-name="Index_20_Link">3.4 Suuna tuvastus Yolo mudeliga<text:tab/>7</text:a></text:p>
          <text:p text:style-name="P8"><text:a xlink:type="simple" xlink:href="#__RefHeading___Toc450_1767616608" text:style-name="Index_20_Link" text:visited-style-name="Index_20_Link">4. Metoodika<text:tab/>8</text:a></text:p>
          <text:p text:style-name="P9"><text:a xlink:type="simple" xlink:href="#__RefHeading___Toc452_1767616608" text:style-name="Index_20_Link" text:visited-style-name="Index_20_Link">4.1 Probleemi püstitus<text:tab/>8</text:a></text:p>
          <text:p text:style-name="P9"><text:a xlink:type="simple" xlink:href="#__RefHeading___Toc454_1767616608" text:style-name="Index_20_Link" text:visited-style-name="Index_20_Link">4.2 Andmekogumi loomine<text:tab/>8</text:a></text:p>
          <text:p text:style-name="P8"><text:a xlink:type="simple" xlink:href="#__RefHeading___Toc652_3168518521" text:style-name="Index_20_Link" text:visited-style-name="Index_20_Link">5. Praktiline lahendus<text:tab/>10</text:a></text:p>
          <text:p text:style-name="P9"><text:a xlink:type="simple" xlink:href="#__RefHeading___Toc654_3168518521" text:style-name="Index_20_Link" text:visited-style-name="Index_20_Link">5.1 Andmehulga märgendamine<text:tab/>10</text:a></text:p>
          <text:p text:style-name="P9"><text:a xlink:type="simple" xlink:href="#__RefHeading___Toc656_3168518521" text:style-name="Index_20_Link" text:visited-style-name="Index_20_Link">5.2 YOLO tulemused<text:tab/>10</text:a></text:p>
          <text:p text:style-name="P9"><text:a xlink:type="simple" xlink:href="#__RefHeading___Toc658_3168518521" text:style-name="Index_20_Link" text:visited-style-name="Index_20_Link">5.3 ResNeXt tulemused<text:tab/>10</text:a></text:p>
          <text:p text:style-name="P9"><text:a xlink:type="simple" xlink:href="#__RefHeading___Toc660_3168518521" text:style-name="Index_20_Link" text:visited-style-name="Index_20_Link">5.4 Ülevaade praktilisest rakendusest<text:tab/>10</text:a></text:p>
          <text:p text:style-name="P8"><text:a xlink:type="simple" xlink:href="#__RefHeading___Toc5224_2344788856" text:style-name="Index_20_Link" text:visited-style-name="Index_20_Link">6. Tulemuste analüüs<text:tab/>11</text:a></text:p>
          <text:p text:style-name="P9"><text:a xlink:type="simple" xlink:href="#__RefHeading___Toc5226_2344788856" text:style-name="Index_20_Link" text:visited-style-name="Index_20_Link">6.1 ResNeXt võrreldes YOLO mudeliga<text:tab/>11</text:a></text:p>
          <text:p text:style-name="P9"><text:a xlink:type="simple" xlink:href="#__RefHeading___Toc5228_2344788856" text:style-name="Index_20_Link" text:visited-style-name="Index_20_Link">6.2 Mudelite nõudlikkus<text:tab/>11</text:a></text:p>
          <text:p text:style-name="P8"><text:a xlink:type="simple" xlink:href="#__RefHeading___Toc61_4257153102" text:style-name="Index_20_Link" text:visited-style-name="Index_20_Link">Viidatud kirjandus<text:tab/>12</text:a></text:p>
        </text:index-body>
      </text:table-of-content>
      <text:p text:style-name="P10"/>
      <text:h text:style-name="P11" text:outline-level="1"><text:bookmark-start text:name="__RefHeading___Toc7_4257153102"/>1. Sissejuhatus<text:bookmark-end text:name="__RefHeading___Toc7_4257153102"/></text:h>
      <text:p text:style-name="P10"/>
      <text:h text:style-name="P11" text:outline-level="1"><text:bookmark-start text:name="__RefHeading___Toc9_4257153102"/>2. Mõisted, terminid ja lühendid<text:bookmark-end text:name="__RefHeading___Toc9_4257153102"/></text:h>
      <text:p text:style-name="P10"><text:span text:style-name="Default_20_Paragraph_20_Font"><text:span text:style-name="T2">Zero-Shot learning – </text:span></text:span>Masinõppes kasutav meetod, kus mudel kasutab enne olemas olevaid seoseid, et klassifitseerida uut infot.</text:p>
      <text:p text:style-name="P12"><text:span text:style-name="T3">Printed circuit board</text:span><text:span text:style-name="T4"> – Trükkplaat, </text:span><text:span text:style-name="T5">elektroonikas kasutatav montaažiplaat, millele on võimalik paigaldada elektroonikakomponendid ja need elektriliselt ühendada.</text:span></text:p>
      <text:p text:style-name="P13"><text:span text:style-name="Default_20_Paragraph_20_Font"><text:span text:style-name="T6">N</text:span></text:span><text:span text:style-name="Default_20_Paragraph_20_Font"><text:span text:style-name="T7">eural network –</text:span></text:span><text:span text:style-name="Default_20_Paragraph_20_Font"><text:span text:style-name="T8"> </text:span></text:span><text:span text:style-name="Default_20_Paragraph_20_Font"><text:span text:style-name="T9">Eesti keeles närvivõrk, arvuti süsteem, mis on modelleeritud inim aju ja bioloogilise närvivõrgu järgi</text:span></text:span></text:p>
      <text:p text:style-name="P13"><text:span text:style-name="Default_20_Paragraph_20_Font"><text:span text:style-name="T7">Support vector machine –</text:span></text:span><text:span text:style-name="Default_20_Paragraph_20_Font"><text:span text:style-name="T8"> </text:span></text:span><text:span text:style-name="Default_20_Paragraph_20_Font"><text:span text:style-name="T9">vektormasin, mis on loodud andmete analüüsimiseks ning klassifitseerimiseks, kasutades suurima erinevuse leidmist</text:span></text:span></text:p>
      <text:p text:style-name="P14"><text:span text:style-name="Default_20_Paragraph_20_Font"><text:span text:style-name="T10">Bounding box –</text:span></text:span><text:span text:style-name="Default_20_Paragraph_20_Font"><text:span text:style-name="T11"> </text:span></text:span><text:span text:style-name="Default_20_Paragraph_20_Font"><text:span text:style-name="T9">piirkast, kasutatakse mingi ala märkimiseks.</text:span></text:span></text:p>
      <text:h text:style-name="P15" text:outline-level="1"><text:bookmark-start text:name="__RefHeading___Toc57_4257153102"/><text:span text:style-name="Default_20_Paragraph_20_Font"><text:span text:style-name="T12">3</text:span></text:span><text:span text:style-name="Default_20_Paragraph_20_Font"><text:span text:style-name="T13">. Kirjanduse ülevaade</text:span></text:span><text:bookmark-end text:name="__RefHeading___Toc57_4257153102"/></text:h>
      <text:h text:style-name="P16" text:outline-level="2"><text:bookmark-start text:name="__RefHeading___Toc1215_3845884580"/><text:span text:style-name="Default_20_Paragraph_20_Font"><text:span text:style-name="T14">3</text:span></text:span><text:span text:style-name="Default_20_Paragraph_20_Font">.1 Pildituvastus mudelite ülevaade</text:span><text:bookmark-end text:name="__RefHeading___Toc1215_3845884580"/></text:h>
      <text:p text:style-name="P14"><text:span text:style-name="Default_20_Paragraph_20_Font"><text:span text:style-name="T15">Laialdaselt on kasutuses tänapäeval kahe erineva struktuuriga pildituvastus mudelit. Nendeks on YOLO (</text:span></text:span><text:span text:style-name="Default_20_Paragraph_20_Font"><text:span text:style-name="T16">you only look once</text:span></text:span><text:span text:style-name="Default_20_Paragraph_20_Font"><text:span text:style-name="T15">) mudelid ning R-CNN (</text:span></text:span><text:span text:style-name="Default_20_Paragraph_20_Font"><text:span text:style-name="T17">Region-based Convolutional Neural Network</text:span></text:span><text:span text:style-name="Default_20_Paragraph_20_Font"><text:span text:style-name="T18">) mudelid. </text:span></text:span><text:span text:style-name="Default_20_Paragraph_20_Font"><text:span text:style-name="T19">Järgnev seletus R-CNN tööpõhimõttest, toetub peamiselt „</text:span></text:span><text:span text:style-name="Citation"><text:span text:style-name="T20">14.8. Region-based CNNs (R-CNNs)” </text:span></text:span><text:span text:style-name="Citation"><text:span text:style-name="T21">peatükile, raamatust „Dive into deep learning” (Zhang 2024).</text:span></text:span><text:span text:style-name="Default_20_Paragraph_20_Font"><text:span text:style-name="T18"> </text:span></text:span><text:span text:style-name="Default_20_Paragraph_20_Font"><text:span text:style-name="T22">R-CNN mudelid töötavad mitmeastmeliselt, tuvastuseks läbivad terve pildi, kust valivad mitu huvi pakkuvat regiooni. Neid regioone omakorda muudetakse, nii et oleksid vajalike mõõtmetega närvivõrgus (</text:span></text:span><text:span text:style-name="Default_20_Paragraph_20_Font"><text:span text:style-name="T23">neural network</text:span></text:span><text:span text:style-name="Default_20_Paragraph_20_Font"><text:span text:style-name="T24">) töötlemiseks. Igat tüüpi objekti jaoks luuakse toetav vektormasin (</text:span></text:span><text:span text:style-name="Default_20_Paragraph_20_Font"><text:span text:style-name="T23">Support vector machine</text:span></text:span><text:span text:style-name="Default_20_Paragraph_20_Font"><text:span text:style-name="T24">), mis määrab kas valitud alas on selle vektormasina tuvastatav objekt. </text:span></text:span><text:span text:style-name="Default_20_Paragraph_20_Font"><text:span text:style-name="T25">Kui kõik vektormasinad on oma tulemused saanud tuvastatava ala kohta, antakse need edasi </text:span></text:span><text:span text:style-name="Default_20_Paragraph_20_Font"><text:span text:style-name="T24">lineaar regressioon</text:span></text:span><text:span text:style-name="Default_20_Paragraph_20_Font"><text:span text:style-name="T25">i mudelile</text:span></text:span><text:span text:style-name="Default_20_Paragraph_20_Font"><text:span text:style-name="T24">, </text:span></text:span><text:span text:style-name="Default_20_Paragraph_20_Font"><text:span text:style-name="T25">mille abil</text:span></text:span><text:span text:style-name="Default_20_Paragraph_20_Font"><text:span text:style-name="T24"> on võimalik lõpuks </text:span></text:span><text:span text:style-name="Default_20_Paragraph_20_Font"><text:span text:style-name="T25">leida mis objekt asub vaatluse all oleval alal. Nii tehakse iga algselt huvi pakkunud alaga. Kuna töötlemine on mitmeastmeline, siis tihti on see väga aeglane ja ressursikulukas. </text:span></text:span><text:span text:style-name="Default_20_Paragraph_20_Font"><text:span text:style-name="T26">YOLO mudel on uuem ning loodud kiireks pildituvastuseks. Selle struktuur on lihtsam kui R-CNN mudelid, omades ainult ühte närvivõrku, mis töötleb pilti otse </text:span></text:span><text:span text:style-name="Default_20_Paragraph_20_Font"><text:span text:style-name="T27">(Redmon 2016)</text:span></text:span><text:span text:style-name="Default_20_Paragraph_20_Font"><text:span text:style-name="T26">. Mudel tuvastab samaaegselt piltidelt piirdekaste (</text:span></text:span><text:span text:style-name="Default_20_Paragraph_20_Font"><text:span text:style-name="T28">Bounding box</text:span></text:span><text:span text:style-name="Default_20_Paragraph_20_Font"><text:span text:style-name="T26">) ning ka ennustab mis objektiga on tegu </text:span></text:span><text:span text:style-name="Default_20_Paragraph_20_Font"><text:span text:style-name="T27">(Redmon 2016)</text:span></text:span><text:span text:style-name="Default_20_Paragraph_20_Font"><text:span text:style-name="T26">. Seega on </text:span></text:span><text:span text:style-name="Default_20_Paragraph_20_Font"><text:span text:style-name="T27">mudeli sisendiks pilt millelt on vaja tuvastada objekte ja tulemuseks on pildilt tuvastatud objektide piirdekastid ning klassid. Mudeli eelisteks on selle kiirus kuid võrreldes R-CNN mudelitele on see vähem täpne.</text:span></text:span></text:p>
      <text:h text:style-name="P17" text:outline-level="2"><text:bookmark-start text:name="__RefHeading___Toc59_4257153102"/><text:span text:style-name="T14">3</text:span>.<text:span text:style-name="T29">2</text:span> YOLO võrreldes teiste mudelitega<text:bookmark-end text:name="__RefHeading___Toc59_4257153102"/></text:h>
      <text:p text:style-name="P18"><text:span text:style-name="Default_20_Paragraph_20_Font"><text:span text:style-name="T30">Uurimistöös on</text:span></text:span><text:span text:style-name="Default_20_Paragraph_20_Font"><text:span text:style-name="T31"> kasut</text:span></text:span><text:span text:style-name="Default_20_Paragraph_20_Font"><text:span text:style-name="T30">usel</text:span></text:span><text:span text:style-name="Default_20_Paragraph_20_Font"><text:span text:style-name="T31"> YOLO mudel et tuvastada PCB pealt erinevaid komponente. </text:span></text:span><text:span text:style-name="Default_20_Paragraph_20_Font"><text:span text:style-name="T30">M</text:span></text:span><text:span text:style-name="Default_20_Paragraph_20_Font"><text:span text:style-name="T31">õnel komponendil on oluline selle suund. Kuna YOLO mudelid ei saa mitu korda pilti läbida siis tekib probleem selle ülesandega, ja tuleb kasuks kaheastmeline mudel (Haryono 2023). Algseks objekti tuvastamiseks võib ikka kasutada YOLO mudelit, aga suuna määramiseks saab lisada </text:span></text:span><text:soft-page-break/><text:span text:style-name="Default_20_Paragraph_20_Font"><text:span text:style-name="T31">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32">HBB</text:span></text:span><text:span text:style-name="Default_20_Paragraph_20_Font"><text:span text:style-name="T31">) ja suund orienteeritud piirdekastiga (</text:span></text:span><text:span text:style-name="Default_20_Paragraph_20_Font"><text:span text:style-name="T32">OBB</text:span></text:span><text:span text:style-name="Default_20_Paragraph_20_Font"><text:span text:style-name="T31">) (Haryono 2023).</text:span></text:span></text:p>
      <text:p text:style-name="P19"><text:span text:style-name="Default_20_Paragraph_20_Font"><text:span text:style-name="T31">YOLO mudel on aga väga kasulik kui pildilt on vaja lihtsalt tuvastada kiirelt otsitavaid komponente, sellepärast jääb see igatahes minu töös esimeseks sammuks (Yang 2023). YOLO mudel on nii kiire kuna kasutab väheseid kõrvalisi teeke ning on kirjutatud otse C keeles ja CUDA-s (Yang 2023). Kuigi ResNeXt101 saavutab häid tulemusi kiire tuvastusega ja on kiirem kaheastmelisest mudelist sellisel juhul, siis on tarvis vaheldumisi kasutada suuna tuvastust. Mõnel komponendil pole nii täpne tuvastus lihtsalt vajalik. YOLO on praegu ideaalne kesktee kiirusest ja täpsest tuvastamisest, et oleks kasulik tööstuses.</text:span></text:span></text:p>
      <text:p text:style-name="P20">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2024). Tänu GELAN ja PGI objekti tuvastuse koos kasutamisele saavutab YOLOv9 (üheksas versioon YOLO mudelist mis on ka vabavara MIT litsentsiga) kõrgema täpsuse teistest reaal-ajas tuvastavatele algoritmidele (Wang 2024). Kuna YOLOv9 täidab hästi enamus kriteeriume (näiteks luba kasutada ka kommerts põhjustel tasuta ning dokumentatsiooni rohkus), mis projekti jaoks on vajalikud, siis on selle kasutamine kõige parem valik.</text:p>
      <text:h text:style-name="P21" text:outline-level="2"><text:bookmark-start text:name="__RefHeading___Toc381_205435103"/><text:span text:style-name="T14">3</text:span>.<text:span text:style-name="T29">3</text:span> Pool juhendatud õpe<text:bookmark-end text:name="__RefHeading___Toc381_205435103"/></text:h>
      <text:p text:style-name="P19"><text:span text:style-name="T13">Pool juhendatud õpet on laiadasemalt <text:s/>kasutatud R-CNN mudelites, kuid YOLO mudelites pole see väga levinud (Zhou 2022). Edu on saavutatud YOLOv5-le õpetaja-õpilase mudeli loomisega. Seal kasutati üle 1300 video 21-st koolist ühes rajoonis ning annoteerisid need (Zhou 2022). Pärast treenisid mudeli nende piltide peal ning kasutasid loodud mudelit et ära märgistada ka teisest rajoonist pärit videod (Zhou 2022). Tekkinud andmekogumi kasutati, et omakorda luua </text:span><text:soft-page-break/><text:span text:style-name="T13">uus YOLOv5 mudel, mis saavutas testhulgal parema tulemuse kui algne mudel (Zhou 2022). Pool juhendatud õpe on kasulik et luua täpsemaid mudeleid ning vähendada andmekogumi loomiseks kulutatavat aega.</text:span></text:p>
      <text:h text:style-name="P22" text:outline-level="2">3.4 <text:span text:style-name="T2">Zero-Shot</text:span> õpe</text:h>
      <text:p text:style-name="P23">Zero-Shot<text:span text:style-name="T33"> õpe põhimõte võtab eeskujuks inimlaadse õppimise </text:span><text:span text:style-name="T34">(IEEE 2008)</text:span><text:span text:style-name="T33">.</text:span><text:span text:style-name="T34"> Põhimõte sai ametlikult avaldatud aastal 2008, kuid praktilisi lahendusi ning teste tehti juba varasemalt (IEEE 2008). </text:span><text:span text:style-name="T35">Zero-Shot</text:span><text:span text:style-name="T34"> õppe peamine eesmärk on võimaldada info tuvastamist ja klassifitseerimist, mida eelnevas treening hulgas ei leidunud. Selline lähenemine aitab vähendada manuaalse märgendamise hulka (IEEE 2008). Tuvastatavaid objekte on võimalik läbi üldisemate seletuste või abstraktsemate kujunditega lihtsustada, ning selliste lihtsustuste abil on võimalik ka täiesti uut infot tuvastada. </text:span><text:span text:style-name="T36">Artiklis Zero-data Learning of New Tasks on mainitud näiteks uute kirjamärkide tuvastamist, kui on antud abstraktsem tähe üldine struktuur ja treening hulgas on sarnaselt juba treenitud välja mudel teisi kirjavahe märke seondama sarnastele abstraktsetele kujutistele tekib mudelil võimalus ka uute enne nägemata objekte õigesti tuvastada.</text:span></text:p>
      <text:h text:style-name="P21" text:outline-level="2"><text:bookmark-start text:name="__RefHeading___Toc383_205435103"/><text:span text:style-name="T14">3</text:span>.<text:span text:style-name="T29">4</text:span> Suuna tuvastus Yolo mudeliga<text:bookmark-end text:name="__RefHeading___Toc383_205435103"/></text:h>
      <text:p text:style-name="P19"><text:span text:style-name="T13">Yolo tuvastus üldiselt kasutab eelnevalt mainitud piirdkaste (bounding box), kuid objektide suuna tuvastuseks on kasu võtmepunktidest (</text:span><text:span text:style-name="Default_20_Paragraph_20_Font"><text:span text:style-name="T37">KeyPoints</text:span></text:span><text:span text:style-name="T13">). Nii saab tuvastada objekti servi ning olenevalt nende asetsusest saab määrata ka objektide suundi. Nii näiteks on võimalik teha paremal ja vasakul asetsevatel munajuhadel </text:span><text:span text:style-name="Default_20_Paragraph_20_Font"><text:span text:style-name="T38">ning tuvastada osalise peitumisega objekte (Boonkong 2024)</text:span></text:span><text:span text:style-name="T13">. Suurim eelis oli osaliselt peituvate objektide tuvastamine, mis ei peaks selle projekti puhul probleemi tekitama, kuid nende lahendus kasutada võtme punktidel baseeruvat tuvastust arvatavasti lihtsustaks ka objektide suuna tuvastust.</text:span></text:p>
      <text:h text:style-name="P24" text:outline-level="1"><text:bookmark-start text:name="__RefHeading___Toc450_1767616608"/><text:span text:style-name="T14">4</text:span>. Metoodika<text:bookmark-end text:name="__RefHeading___Toc450_1767616608"/></text:h>
      <text:h text:style-name="P25" text:outline-level="2"><text:bookmark-start text:name="__RefHeading___Toc452_1767616608"/><text:span text:style-name="Default_20_Paragraph_20_Font"><text:span text:style-name="T39">4</text:span></text:span><text:span text:style-name="Default_20_Paragraph_20_Font"><text:span text:style-name="T40">.1 Probleemi püst</text:span></text:span><text:span text:style-name="Default_20_Paragraph_20_Font"><text:span text:style-name="T41">i</text:span></text:span><text:span text:style-name="Default_20_Paragraph_20_Font"><text:span text:style-name="T40">tus</text:span></text:span><text:bookmark-end text:name="__RefHeading___Toc452_1767616608"/></text:h>
      <text:p text:style-name="P26">Elektroonika tööstuses toodetakse sageli trükkplaate. <text:span text:style-name="T42">Trükkplaatide peal on erinevaid elektroonika komponente, nende hulgas näiteks transistorid, takisti</text:span>d<text:span text:style-name="Comment_20_Reference"><text:span text:style-name="T43">.</text:span></text:span> <text:span text:style-name="T42">K</text:span>omponendid on üsna väikesed ja neid on iga trükkplaadi peal palju, <text:span text:style-name="T42">sellep</text:span><text:span text:style-name="T44">ärast</text:span> on <text:span text:style-name="T42">nende</text:span> korrasoleku hindamine täpne ning <text:span text:style-name="T42">rutiinne </text:span>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text:span text:style-name="T42">Mõne komponendi puhul on oluline ka tuvastada selle orientatsiooni</text:span>.</text:p>
      <text:p text:style-name="P26">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p>
      <text:h text:style-name="P25" text:outline-level="2"><text:bookmark-start text:name="__RefHeading___Toc454_1767616608"/><text:span text:style-name="T14">4</text:span>.2 Andmekogumi loomine<text:bookmark-end text:name="__RefHeading___Toc454_1767616608"/></text:h>
      <text:p text:style-name="P26">Andmekogumiks <text:span text:style-name="T42">kasutatakse</text:span> kombinatsiooni juba eksisteerivatest märgendatud PCB kogumeid, üksik komponentide pilte ja olemasolete trükkplaatde pilte, mida pean ise ära märgendama. Andmekogum ise koosneb piltidest ja nendelt vastavalt leitud komponentide loeteluga failidest, mille saab eraldada treening kogumiks ja test kogumiks.</text:p>
      <text:p text:style-name="P26">Manuaalse märgendamise hulka saab vähendada kasutades pool juhendatud õppimist (inglk-s <text:span text:style-name="Default_20_Paragraph_20_Font"><text:span text:style-name="T2">semi-supervised learning</text:span></text:span>). Selle kasutamine aitaks kaasa suure andmekogumi loomisel. Ideaalselt saaks suure osa andmekogumist nii valmis teha peale algse kogumi tegemist, ning <text:soft-page-break/>kasutada seda edaspidi, et saavutada paremat täpsust mudelis. <text:span text:style-name="T45">Veel üheks</text:span><text:span text:style-name="T29"> v</text:span>õimal<text:span text:style-name="T29">useks</text:span> on kasutada ka <text:span text:style-name="Default_20_Paragraph_20_Font"><text:span text:style-name="T2">Zero-Shot</text:span></text:span> õppimist, sellega saaks vähendada tulevikus manuaalse märgendamise vajadust, kuid eeldatavasti selline lähenemine tõstaks ka riistvaralisi nõudeid kogu süsteemile.</text:p>
      <text:p text:style-name="P26"/>
      <text:p text:style-name="P27"><text:span text:style-name="T14">4</text:span>.3 Riistvaraline koormus</text:p>
      <text:p text:style-name="P26"><text:span text:style-name="T46">Kuigi kasutatavad meetodid on väga arvutuslikult nõudlikud, peab süsteem olema vähemalt ümber liigutatav, või siis kaugelt </text:span><text:span text:style-name="T29">ligipääsetav</text:span><text:span text:style-name="T46">. Kuna tooteid võidakse filmida mitmes erinevas 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span></text:p>
      <text:h text:style-name="P28" text:outline-level="1"/>
      <text:h text:style-name="P29" text:outline-level="1"><text:bookmark-start text:name="__RefHeading___Toc652_3168518521"/>5. Praktiline lahendus<text:bookmark-end text:name="__RefHeading___Toc652_3168518521"/></text:h>
      <text:p text:style-name="P30"/>
      <text:h text:style-name="P16" text:outline-level="2"><text:bookmark-start text:name="__RefHeading___Toc654_3168518521"/>5.1 <text:span text:style-name="T46">Andmehulga märgendamine</text:span><text:bookmark-end text:name="__RefHeading___Toc654_3168518521"/></text:h>
      <text:p text:style-name="P31">Andmeid märgistasin kasutades CVAT. <text:span text:style-name="T47">Plaanis kasutada zero shot learningut ja sellest rääkida siin. Samuti pool juhendatud õpet</text:span></text:p>
      <text:h text:style-name="P32" text:outline-level="2"><text:bookmark-start text:name="__RefHeading___Toc656_3168518521"/>5.2 YOLO tulemused<text:bookmark-end text:name="__RefHeading___Toc656_3168518521"/></text:h>
      <text:p text:style-name="P33">Plaanis teha yolo treenimine ja testimine erinevate treening hulkadega, vaadata nende täpsust. Samuti võrrelda käsitsi märgendatud ja käsitsi plus zero shot ja pool juhendatud õpet.</text:p>
      <text:p text:style-name="P33">Märkida ära kui mahukas on treenitud mudeli jooksutamine</text:p>
      <text:h text:style-name="P34" text:outline-level="2"><text:bookmark-start text:name="__RefHeading___Toc658_3168518521"/><text:span text:style-name="T47">5.3 ResNeX</text:span><text:span text:style-name="T48">t</text:span><text:span text:style-name="T47"> tulemused</text:span><text:bookmark-end text:name="__RefHeading___Toc658_3168518521"/></text:h>
      <text:p text:style-name="P33">Plaanis teha sama mis yolo tulemustega, samuti märkida jooksutamine</text:p>
      <text:h text:style-name="P32" text:outline-level="2"><text:bookmark-start text:name="__RefHeading___Toc660_3168518521"/>5.4 Ülevaade praktilisest rakendusest<text:bookmark-end text:name="__RefHeading___Toc660_3168518521"/></text:h>
      <text:p text:style-name="P33">Plaan luua praktiline rakendus kus saab etalonil märkida õiged komponendid et järgmistelt tuvastatud komponente sellega võrrelda ja märkida ära kui midagi on valesti</text:p>
      <text:h text:style-name="P35" text:outline-level="1"><text:bookmark-start text:name="__RefHeading___Toc5224_2344788856"/>6. Tulemuste analüüs<text:bookmark-end text:name="__RefHeading___Toc5224_2344788856"/></text:h>
      <text:p text:style-name="P36"/>
      <text:h text:style-name="P16" text:outline-level="2"><text:bookmark-start text:name="__RefHeading___Toc5226_2344788856"/>6.1 <text:span text:style-name="T48">ResNeXt võrreldes YOLO mudeliga</text:span><text:bookmark-end text:name="__RefHeading___Toc5226_2344788856"/></text:h>
      <text:p text:style-name="P37">Võrrelda ResNeXt ja YOLO tulemusi olenevalt andmete kogusest ja nende täpsust peamiselt.</text:p>
      <text:h text:style-name="P38" text:outline-level="2"><text:bookmark-start text:name="__RefHeading___Toc5228_2344788856"/>6.2 Mudelite nõudlikkus<text:bookmark-end text:name="__RefHeading___Toc5228_2344788856"/></text:h>
      <text:p text:style-name="P37">Võrdlen ResNeXt ja YOLO kiirust tuvastamisel ning märgin kas mõlemad on praktiliselt kasutatavad.</text:p>
      <text:h text:style-name="P11" text:outline-level="1"><text:bookmark-start text:name="__RefHeading___Toc61_4257153102"/>Viidatud kirjandus<text:bookmark-end text:name="__RefHeading___Toc61_4257153102"/></text:h>
      <text:p text:style-name="P39"><text:bookmark text:name="docs-internal-guid-ba7b3625-7fff-02b1-20"/>1. Haryono, A.; Jati, G.; Jatmiko, W. Oriented object detection in satellite images using convolutional neural network based on ResNeXt. ETRI J. 2023.</text:p>
      <text:p text:style-name="P39">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0">5. <text:span text:style-name="Default_20_Paragraph_20_Font"><text:span text:style-name="T49">Boonkong A; Khampitak K; Kaewfoongrungsi; Namkhun S; Hormdee D; Applying Deep Learning for Occluded Uterus and Fallopian Tube Detection for Laparoscopic Tubal Sterilization. IEEE 2024</text:span></text:span></text:p>
      <text:p text:style-name="P40"><text:span text:style-name="Default_20_Paragraph_20_Font"><text:span text:style-name="T50">6. </text:span></text:span><text:bookmark text:name="CITEREFZhangLiptonLiSmola2024"/><text:span text:style-name="Default_20_Paragraph_20_Font"><text:span text:style-name="Citation"><text:span text:style-name="T5">Zhang, A; Lipton, Z; Li, M; Smola, A J; Dive into deep learning</text:span></text:span></text:span><text:span text:style-name="Citation"><text:span text:style-name="T5">. </text:span></text:span><text:span text:style-name="Default_20_Paragraph_20_Font"><text:span text:style-name="Citation"><text:span text:style-name="T5">Cambridge New York Port Melbourne New Delhi Singapore: Cambridge University Press. </text:span></text:span></text:span><text:span text:style-name="Citation"><text:span text:style-name="T5">2024</text:span></text:span></text:p>
      <text:p text:style-name="P41"><text:span text:style-name="Citation"><text:span text:style-name="T51">7. Redmon, J; Divvala S; Girshick R;Farhadi A; You Only Look Once: Unified, Real-Time Object Detection. Arxiv 2016</text:span></text:span></text:p>
      <text:p text:style-name="P42"><text:span text:style-name="Citation"><text:span text:style-name="T52">8. Larochelle, H; Erhan, D; Bengio Y; Zero-data Learning of New Tasks. Université de Montréal. IEEE 2008</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hyphenation-keep="auto" loext:hyphenation-keep-type="column"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2</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meta:creation-date>2025-01-05T18:54:00Z</meta:creation-date>
    <dc:date>2025-03-05T13:53:20.967000000</dc:date>
    <meta:editing-cycles>10</meta:editing-cycles>
    <meta:editing-duration>PT1H29M20S</meta:editing-duration>
    <meta:document-statistic meta:table-count="0" meta:image-count="0" meta:object-count="0" meta:page-count="12" meta:paragraph-count="82" meta:word-count="1627" meta:character-count="12006" meta:non-whitespace-character-count="10455"/>
    <meta:template xlink:type="simple" xlink:actuate="onRequest" xlink:title="" xlink:href="../../../../Downloads/bakalaureusetoo_mustand_tagasisidega_20250106(1).odt/Normal.dotm"/>
  </office:meta>
</office:document-meta>
</file>